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Consolas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5pt" fo:font-weight="bold" officeooo:rsid="00067a07" officeooo:paragraph-rsid="00067a07" style:font-name-asian="Ubuntu" style:font-size-asian="15pt" style:font-weight-asian="bold" style:font-size-complex="15pt"/>
    </style:style>
    <style:style style:name="P2" style:family="paragraph" style:parent-style-name="Standard">
      <style:paragraph-properties fo:line-height="150%"/>
      <style:text-properties style:font-name="Ubuntu" fo:font-size="11pt" officeooo:paragraph-rsid="00067a07" style:font-name-asian="Ubuntu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Ubuntu" fo:font-size="11pt" officeooo:paragraph-rsid="00092993" style:font-name-asian="Ubuntu" style:font-size-asian="11pt" style:font-size-complex="11pt"/>
    </style:style>
    <style:style style:name="P4" style:family="paragraph" style:parent-style-name="Standard">
      <style:paragraph-properties style:line-height-at-least="0.503cm"/>
      <style:text-properties style:font-name="Ubuntu" fo:font-size="11pt" style:font-name-asian="Ubuntu" style:font-size-asian="11pt" style:font-size-complex="11pt"/>
    </style:style>
    <style:style style:name="P5" style:family="paragraph" style:parent-style-name="Standard">
      <style:paragraph-properties style:line-height-at-least="0.503cm"/>
      <style:text-properties fo:color="#000000" style:font-name="Ubuntu" fo:font-size="11pt" fo:background-color="#ffffff" style:font-name-asian="Ubuntu" style:font-size-asian="11pt" style:font-size-complex="11pt"/>
    </style:style>
    <style:style style:name="P6" style:family="paragraph" style:parent-style-name="Standard">
      <style:paragraph-properties style:line-height-at-least="0.503cm"/>
      <style:text-properties fo:color="#000000" style:font-name="Ubuntu" fo:font-size="11pt" fo:font-weight="normal" fo:background-color="#ffffff" style:font-name-asian="Ubuntu" style:font-size-asian="11pt" style:font-size-complex="11pt"/>
    </style:style>
    <style:style style:name="P7" style:family="paragraph" style:parent-style-name="Standard">
      <style:paragraph-properties fo:margin-left="1.482cm" fo:margin-right="0cm" fo:line-height="150%" fo:text-indent="0cm" style:auto-text-indent="false"/>
      <style:text-properties style:font-name="Ubuntu" fo:font-size="11pt" officeooo:paragraph-rsid="00067a07" style:font-name-asian="Ubuntu" style:font-size-asian="11pt" style:font-size-complex="11pt"/>
    </style:style>
    <style:style style:name="P8" style:family="paragraph" style:parent-style-name="Standard">
      <style:paragraph-properties fo:margin-left="1.482cm" fo:margin-right="0cm" fo:line-height="150%" fo:text-indent="0cm" style:auto-text-indent="false"/>
      <style:text-properties style:font-name="Ubuntu" fo:font-size="11pt" officeooo:paragraph-rsid="000e0397" style:font-name-asian="Ubuntu" style:font-size-asian="11pt" style:font-size-complex="11pt"/>
    </style:style>
    <style:style style:name="P9" style:family="paragraph" style:parent-style-name="Standard">
      <style:paragraph-properties fo:margin-left="1.482cm" fo:margin-right="0cm" fo:line-height="150%" fo:text-indent="0cm" style:auto-text-indent="false"/>
      <style:text-properties fo:color="#000000" style:font-name="Ubuntu" fo:font-size="11pt" officeooo:paragraph-rsid="000f1b71" fo:background-color="#ffffff" style:font-name-asian="Ubuntu" style:font-size-asian="11pt" style:font-size-complex="11pt"/>
    </style:style>
    <style:style style:name="P10" style:family="paragraph" style:parent-style-name="Standard">
      <style:paragraph-properties fo:margin-left="0.741cm" fo:margin-right="0cm" fo:line-height="150%" fo:text-indent="0cm" style:auto-text-indent="false"/>
      <style:text-properties style:font-name="Ubuntu" fo:font-size="11pt" officeooo:paragraph-rsid="00067a07" style:font-name-asian="Ubuntu" style:font-size-asian="11pt" style:font-size-complex="11pt"/>
    </style:style>
    <style:style style:name="P11" style:family="paragraph" style:parent-style-name="Standard">
      <style:paragraph-properties fo:margin-left="0.741cm" fo:margin-right="0cm" fo:line-height="150%" fo:text-indent="0cm" style:auto-text-indent="false"/>
      <style:text-properties style:font-name="Ubuntu" fo:font-size="11pt" officeooo:paragraph-rsid="000e0397" style:font-name-asian="Ubuntu" style:font-size-asian="11pt" style:font-size-complex="11pt"/>
    </style:style>
    <style:style style:name="P12" style:family="paragraph" style:parent-style-name="Standard">
      <style:paragraph-properties fo:margin-left="0.741cm" fo:margin-right="0cm" fo:line-height="150%" fo:text-indent="0cm" style:auto-text-indent="false"/>
      <style:text-properties style:font-name="Ubuntu" fo:font-size="11pt" officeooo:rsid="002575ff" officeooo:paragraph-rsid="00067a07" style:font-name-asian="Ubuntu" style:font-size-asian="11pt" style:font-size-complex="11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Ubuntu" fo:font-size="11pt" officeooo:paragraph-rsid="00067a07" style:font-name-asian="Ubuntu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Ubuntu" fo:font-size="11pt" officeooo:rsid="002575ff" officeooo:paragraph-rsid="00067a07" style:font-name-asian="Ubuntu" style:font-size-asian="11pt" style:font-size-complex="11pt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Ubuntu" fo:font-size="11pt" fo:font-weight="normal" officeooo:paragraph-rsid="00067a07" fo:background-color="#ffffff" style:font-name-asian="Ubuntu" style:font-size-asian="11pt" style:font-size-complex="11pt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Ubuntu" fo:font-size="11pt" fo:font-weight="normal" officeooo:paragraph-rsid="000f1b71" fo:background-color="#ffffff" style:font-name-asian="Ubuntu" style:font-size-asian="11pt" style:font-size-complex="11pt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Ubuntu" fo:font-size="11pt" officeooo:paragraph-rsid="000f1b71" style:font-name-asian="Ubuntu" style:font-size-asian="11pt" style:font-size-complex="11pt"/>
    </style:style>
    <style:style style:name="P18" style:family="paragraph" style:parent-style-name="Standard">
      <style:paragraph-properties fo:margin-top="0cm" fo:margin-bottom="0.499cm" loext:contextual-spacing="false" style:line-height-at-least="0.503cm"/>
      <style:text-properties style:font-name="Ubuntu" fo:font-size="11pt" style:font-name-asian="Ubuntu" style:font-size-asian="11pt" style:font-size-complex="11pt"/>
    </style:style>
    <style:style style:name="P19" style:family="paragraph" style:parent-style-name="Standard" style:master-page-name="Standard">
      <style:paragraph-properties fo:line-height="150%" fo:text-align="end" style:justify-single-word="false" style:page-number="auto"/>
      <style:text-properties style:font-name="Ubuntu" fo:font-size="13pt" fo:font-weight="normal" officeooo:rsid="002825f3" officeooo:paragraph-rsid="00067a07" style:font-name-asian="Ubuntu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1.482cm" fo:margin-right="0cm" fo:line-height="150%" fo:text-indent="0cm" style:auto-text-indent="false"/>
      <style:text-properties fo:color="#000000" style:font-name="Ubuntu" fo:font-size="11pt" officeooo:rsid="000f1b71" officeooo:paragraph-rsid="000f1b71" fo:background-color="#ffffff" style:font-name-asian="Ubuntu" style:font-size-asian="11pt" style:font-weight-asian="normal" style:font-size-complex="11pt"/>
    </style:style>
    <style:style style:name="P21" style:family="paragraph" style:parent-style-name="Standard">
      <style:paragraph-properties style:line-height-at-least="0.503cm"/>
      <style:text-properties fo:color="#000000" style:font-name="Ubuntu" fo:font-size="11pt" fo:background-color="#ffffff" style:font-name-asian="Ubuntu" style:font-size-asian="11pt" style:font-size-complex="11pt"/>
    </style:style>
    <style:style style:name="P22" style:family="paragraph" style:parent-style-name="Standard">
      <style:paragraph-properties style:line-height-at-least="0.503cm"/>
      <style:text-properties fo:color="#000000" style:font-name="Ubuntu" fo:font-size="11pt" officeooo:paragraph-rsid="00106b81" fo:background-color="#ffffff" style:font-name-asian="Ubuntu" style:font-size-asian="11pt" style:font-size-complex="11pt"/>
    </style:style>
    <style:style style:name="P23" style:family="paragraph" style:parent-style-name="Standard">
      <style:paragraph-properties style:line-height-at-least="0.503cm"/>
      <style:text-properties fo:color="#000000" style:font-name="Ubuntu" fo:font-size="11pt" fo:font-weight="normal" fo:background-color="#ffffff" style:font-name-asian="Ubuntu" style:font-size-asian="11pt" style:font-size-complex="11pt"/>
    </style:style>
    <style:style style:name="T1" style:family="text">
      <style:text-properties officeooo:rsid="0025cf69"/>
    </style:style>
    <style:style style:name="T2" style:family="text">
      <style:text-properties officeooo:rsid="002575ff"/>
    </style:style>
    <style:style style:name="T3" style:family="text">
      <style:text-properties officeooo:rsid="00067a07"/>
    </style:style>
    <style:style style:name="T4" style:family="text">
      <style:text-properties officeooo:rsid="0008c3c3"/>
    </style:style>
    <style:style style:name="T5" style:family="text">
      <style:text-properties officeooo:rsid="00092993"/>
    </style:style>
    <style:style style:name="T6" style:family="text">
      <style:text-properties officeooo:rsid="000be607"/>
    </style:style>
    <style:style style:name="T7" style:family="text">
      <style:text-properties officeooo:rsid="000cca91"/>
    </style:style>
    <style:style style:name="T8" style:family="text">
      <style:text-properties officeooo:rsid="000e0397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/>
    </style:style>
    <style:style style:name="T11" style:family="text">
      <style:text-properties style:font-weight-asian="normal"/>
    </style:style>
    <style:style style:name="T12" style:family="text">
      <style:text-properties officeooo:rsid="000f1b71" style:font-weight-asian="normal"/>
    </style:style>
    <style:style style:name="T13" style:family="text">
      <style:text-properties fo:color="#0000ff"/>
    </style:style>
    <style:style style:name="T14" style:family="text">
      <style:text-properties fo:color="#0000ff" fo:font-weight="normal"/>
    </style:style>
    <style:style style:name="T15" style:family="text">
      <style:text-properties fo:color="#008000" fo:font-weight="normal"/>
    </style:style>
    <style:style style:name="T16" style:family="text">
      <style:text-properties fo:color="#008000" style:font-weight-asian="normal"/>
    </style:style>
    <style:style style:name="T17" style:family="text">
      <style:text-properties fo:color="#09885a"/>
    </style:style>
    <style:style style:name="T18" style:family="text">
      <style:text-properties fo:color="#09885a" fo:font-weight="normal"/>
    </style:style>
    <style:style style:name="T19" style:family="text">
      <style:text-properties fo:color="#a31515"/>
    </style:style>
    <style:style style:name="T20" style:family="text">
      <style:text-properties fo:color="#a31515" fo:font-weight="normal"/>
    </style:style>
    <style:style style:name="T21" style:family="text">
      <style:text-properties officeooo:rsid="000f1b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019년 6월 <text:span text:style-name="T3">17</text:span>일 월요일</text:p>
      <text:p text:style-name="P1">C++ Programming Final Project &lt;Push Box Game&gt;</text:p>
      <text:p text:style-name="P2">* <text:s/><text:span text:style-name="T3">Team </text:span>Name: <text:s/>빡빡이</text:p>
      <text:p text:style-name="P2">* <text:s/><text:span text:style-name="T3">Member</text:span> <text:s/>: <text:s text:c="2"/><text:span text:style-name="T3">20181614 박수빈, </text:span>20181621 박지영, <text:span text:style-name="T3">20181661 이수연</text:span></text:p>
      <text:p text:style-name="P2">* <text:s/>Pro<text:span text:style-name="T3">ject</text:span> <text:span text:style-name="T3">ID </text:span>: <text:s text:c="2"/><text:span text:style-name="T3">Push Box Game</text:span></text:p>
      <text:p text:style-name="P2">* <text:s/>Description: <text:s text:c="3"/></text:p>
      <text:p text:style-name="P2">- <text:span text:style-name="T3">Ncurses library 를 사용하여 화면을 구성하고 키패드 입력을 받아 pushbox game 을 구현한다. </text:span></text:p>
      <text:p text:style-name="P2">* <text:s/>Algorithm :</text:p>
      <text:p text:style-name="P2">- 키패드 입력을 받아 <text:span text:style-name="T4">Play 함수를 실행한다. 알고리즘은 아래와 같다.</text:span></text:p>
      <text:p text:style-name="P2">- <text:span text:style-name="T4">input에 따라 사용자 커서가 이동할 방향을 결정한다.</text:span></text:p>
      <text:p text:style-name="P2">- 이동할 방향이 벽(‘#’)이 아닐 때 <text:span text:style-name="T4">step의 횟수를 증가시킨다.</text:span></text:p>
      <text:p text:style-name="P2">- 이동할 방향에 박스(‘@’)가 있고 박스가 이동할 공간이 빈 공간(‘-’)이거나 골(‘<text:span text:style-name="T4">x’) 일 때 커서를 이동시킨다.</text:span></text:p>
      <text:p text:style-name="P2">- 사용자의 위치와 박스의 위치가 같아지면 박스의 위치도 이동시킨다.</text:p>
      <text:p text:style-name="P2">- <text:span text:style-name="T4">Match 함수를 통해 </text:span>박스가 골에 도착했는지 확인한다. 알고리즘은 아래와 같다.</text:p>
      <text:p text:style-name="P10">- 레벨마다 골의 위치를 임의로 <text:span text:style-name="T5">a, b, c, d, e, f로 이름을 붙이고 박스가 골에 도착하면 각 변수의 값을 1로 할당한다.</text:span></text:p>
      <text:p text:style-name="P13">- 박스가 이동할 때 <text:span text:style-name="T5">push의 횟수를 증가시킨다.</text:span></text:p>
      <text:p text:style-name="P3">- <text:span text:style-name="T5">SuccessMessage 함수를 통해 모든 골에 도착하면 success 메세지를 출력한다.</text:span></text:p>
      <text:p text:style-name="P3">- 마지막 레벨일 경우 추가적인 메세지를 출력한다.</text:p>
      <text:p text:style-name="P3">- <text:span text:style-name="T5">input이 ‘m’ 또는 ‘M’ 일 경우 level을 증가시키고 변수를 초기화 한 후 다음 맵으로 넘어간다.</text:span></text:p>
      <text:p text:style-name="P3">- <text:span text:style-name="T5">input이 ‘r’ 또는 ‘R’ 일 <text:s/>경우 맵을 초기화한다.</text:span></text:p>
      <text:p text:style-name="P3">- <text:span text:style-name="T5">restart 하지 않을 때는 키패드가 입력될 때마다 </text:span>사용자의 위치를 <text:span text:style-name="T5">표시하고 이동한다.</text:span></text:p>
      <text:p text:style-name="P13">* <text:span text:style-name="T2">Function :</text:span></text:p>
      <text:p text:style-name="P14">- <text:span text:style-name="T5">Match</text:span> :</text:p>
      <text:p text:style-name="P12">- 각 레벨의 골의 위치와 박스의 위치가 같아지면 골에 해당하는 변수의 값을 <text:span text:style-name="T5">1로 할당한다.</text:span></text:p>
      <text:p text:style-name="P14">- <text:span text:style-name="T5">SuccessMessage</text:span> :</text:p>
      <text:p text:style-name="P12">- 각 레벨의 골에 해당하는 변수들의 합이 골의 개수와 같을 때 “<text:span text:style-name="T5">Success” 메세지를 출력한다.</text:span></text:p>
      <text:p text:style-name="P14">- <text:span text:style-name="T5">Play</text:span> :</text:p>
      <text:p text:style-name="P12">- <text:span text:style-name="T6">x좌표와 y좌표에 사용자의 위치를 설정한다.</text:span></text:p>
      <text:p text:style-name="P12">- <text:span text:style-name="T6">input이 위, 아래, 왼쪽, 오른쪽 일 때 사용자를 이동하면서 PUSHBOX를 골의 위치로 이동시킨다.</text:span></text:p>
      <text:p text:style-name="P12">- <text:span text:style-name="T7">input이 M일 때 다음 맵으로 넘어가고 R일 때 현재 맵을 초기화한다.</text:span></text:p>
      <text:p text:style-name="P12">- <text:span text:style-name="T7">restart하지 않을 때 x좌표와 y좌표로 사용자 커서를 이동시킨다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- 코드 상세 설명</text:p>
      <text:p text:style-name="P10">- <text:span text:style-name="T7">Match</text:span></text:p>
      <text:p text:style-name="P10">- <text:span text:style-name="T2">description :</text:span></text:p>
      <text:p text:style-name="P7">- 각 레벨마다 변수 <text:span text:style-name="T8">a, b, c, d, e, f에 임의로 골을 지정한다.</text:span></text:p>
      <text:p text:style-name="P7">- 각 골과 박스의 위치가 같아지면 해당하는 변수를 <text:span text:style-name="T8">1로 설정한다.</text:span></text:p>
      <text:p text:style-name="P10">- <text:span text:style-name="T1">variables</text:span></text:p>
      <text:p text:style-name="P7">- <text:span text:style-name="T8">lev : 맵의 레벨</text:span></text:p>
      <text:p text:style-name="P7">- <text:span text:style-name="T8">Xposition : 박스의 x좌표</text:span></text:p>
      <text:p text:style-name="P7">- <text:span text:style-name="T8">Yposition : 박스의 y좌표</text:span></text:p>
      <text:p text:style-name="P7">- <text:span text:style-name="T8">a. b, c, d, e, f : 각 골에 박스가 도착했는지 확인하는 변수</text:span></text:p>
      <text:p text:style-name="P15"><text:span text:style-name="T13">void</text:span> Match(<text:span text:style-name="T13">int</text:span> XPosition, <text:span text:style-name="T13">int</text:span> YPosition, <text:span text:style-name="T13">int</text:span> *a, <text:span text:style-name="T13">int</text:span> *b, <text:span text:style-name="T13">int</text:span> *c, <text:span text:style-name="T13">int</text:span> *d, <text:span text:style-name="T13">int</text:span> *e, <text:span text:style-name="T13">int</text:span> *f) {</text:p>
      <text:p text:style-name="P5">    <text:span text:style-name="T15">//level </text:span><text:span text:style-name="T16">이 </text:span><text:span text:style-name="T15">1 </text:span><text:span text:style-name="T16">일 때</text:span></text:p>
      <text:p text:style-name="P5">    <text:span text:style-name="T14">if</text:span><text:span text:style-name="T9">(lev == </text:span><text:span text:style-name="T18">1</text:span><text:span text:style-name="T9">){</text:span></text:p>
      <text:p text:style-name="P5">        <text:span text:style-name="T15">//</text:span><text:span text:style-name="T16">박스와 골 </text:span><text:span text:style-name="T15">a</text:span><text:span text:style-name="T16">의 위치가 같아지면 </text:span><text:span text:style-name="T15">a = 1</text:span></text:p>
      <text:p text:style-name="P5">        <text:span text:style-name="T14">if</text:span><text:span text:style-name="T9">(YPosition == </text:span><text:span text:style-name="T18">5</text:span><text:span text:style-name="T9"> &amp;&amp; XPosition == </text:span><text:span text:style-name="T18">11</text:span><text:span text:style-name="T9">){</text:span></text:p>
      <text:p text:style-name="P5">            <text:span text:style-name="T9">*a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b</text:span><text:span text:style-name="T16">의 위치가 같아지면 </text:span><text:span text:style-name="T15">b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6</text:span><text:span text:style-name="T9"> &amp;&amp; XPosition == </text:span><text:span text:style-name="T18">11</text:span><text:span text:style-name="T9">){</text:span></text:p>
      <text:p text:style-name="P5">            <text:span text:style-name="T9">*b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c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7</text:span><text:span text:style-name="T9"> &amp;&amp; XPosition == </text:span><text:span text:style-name="T18">11</text:span><text:span text:style-name="T9">){</text:span></text:p>
      <text:p text:style-name="P5">            <text:span text:style-name="T9">*c = </text:span><text:span text:style-name="T18">1</text:span><text:span text:style-name="T9">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5">//level </text:span><text:span text:style-name="T16">이 </text:span><text:span text:style-name="T15">2 </text:span><text:span text:style-name="T16">일 때</text:span></text:p>
      <text:p text:style-name="P5">    <text:span text:style-name="T14">else</text:span><text:span text:style-name="T9"> </text:span><text:span text:style-name="T14">if</text:span><text:span text:style-name="T9">(lev == </text:span><text:span text:style-name="T18">2</text:span><text:span text:style-name="T9">){</text:span></text:p>
      <text:p text:style-name="P5">        <text:span text:style-name="T15">//</text:span><text:span text:style-name="T16">박스와 골 </text:span><text:span text:style-name="T15">a</text:span><text:span text:style-name="T16">의 위치가 같아지면 </text:span><text:span text:style-name="T15">a = 1</text:span></text:p>
      <text:p text:style-name="P5">        <text:span text:style-name="T14">if</text:span><text:span text:style-name="T9">(YPosition == </text:span><text:span text:style-name="T18">6</text:span><text:span text:style-name="T9"> &amp;&amp; XPosition == </text:span><text:span text:style-name="T18">11</text:span><text:span text:style-name="T9">){</text:span></text:p>
      <text:p text:style-name="P5">            <text:span text:style-name="T9">*a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b</text:span><text:span text:style-name="T16">의 위치가 같아지면 </text:span><text:span text:style-name="T15">b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6</text:span><text:span text:style-name="T9"> &amp;&amp; XPosition == </text:span><text:span text:style-name="T18">12</text:span><text:span text:style-name="T9">){</text:span></text:p>
      <text:p text:style-name="P5">            <text:span text:style-name="T9">*b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c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6</text:span><text:span text:style-name="T9"> &amp;&amp; XPosition == </text:span><text:span text:style-name="T18">13</text:span><text:span text:style-name="T9">){</text:span></text:p>
      <text:p text:style-name="P5">            <text:span text:style-name="T9">*c = </text:span><text:span text:style-name="T18">1</text:span><text:span text:style-name="T9">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4">else</text:span><text:span text:style-name="T9"> </text:span><text:span text:style-name="T14">if</text:span><text:span text:style-name="T9">(lev == </text:span><text:span text:style-name="T18">3</text:span><text:span text:style-name="T9">){</text:span></text:p>
      <text:p text:style-name="P5">        <text:span text:style-name="T15">//</text:span><text:span text:style-name="T16">박스와 골 </text:span><text:span text:style-name="T15">a</text:span><text:span text:style-name="T16">의 위치가 같아지면 </text:span><text:span text:style-name="T15">a = 1</text:span></text:p>
      <text:p text:style-name="P5">        <text:span text:style-name="T14">if</text:span><text:span text:style-name="T9">(YPosition == </text:span><text:span text:style-name="T18">5</text:span><text:span text:style-name="T9"> &amp;&amp; XPosition == </text:span><text:span text:style-name="T18">11</text:span><text:span text:style-name="T9">){</text:span></text:p>
      <text:p text:style-name="P5">            <text:span text:style-name="T9">*a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b</text:span><text:span text:style-name="T16">의 위치가 같아지면 </text:span><text:span text:style-name="T15">b = 1</text:span></text:p>
      <text:p text:style-name="P5"><text:soft-page-break/>        <text:span text:style-name="T14">else</text:span><text:span text:style-name="T9"> </text:span><text:span text:style-name="T14">if</text:span><text:span text:style-name="T9">(YPosition == </text:span><text:span text:style-name="T18">6</text:span><text:span text:style-name="T9"> &amp;&amp; XPosition == </text:span><text:span text:style-name="T18">12</text:span><text:span text:style-name="T9">){</text:span></text:p>
      <text:p text:style-name="P5">            <text:span text:style-name="T9">*b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c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7</text:span><text:span text:style-name="T9"> &amp;&amp; XPosition == </text:span><text:span text:style-name="T18">11</text:span><text:span text:style-name="T9">){</text:span></text:p>
      <text:p text:style-name="P5">            <text:span text:style-name="T9">*c = </text:span><text:span text:style-name="T18">1</text:span><text:span text:style-name="T9">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4">else</text:span><text:span text:style-name="T9"> </text:span><text:span text:style-name="T14">if</text:span><text:span text:style-name="T9">(lev == </text:span><text:span text:style-name="T18">4</text:span><text:span text:style-name="T9">){</text:span></text:p>
      <text:p text:style-name="P5">        <text:span text:style-name="T15">//</text:span><text:span text:style-name="T16">박스와 골 </text:span><text:span text:style-name="T15">a</text:span><text:span text:style-name="T16">의 위치가 같아지면 </text:span><text:span text:style-name="T15">a = 1</text:span></text:p>
      <text:p text:style-name="P5">        <text:span text:style-name="T14">if</text:span><text:span text:style-name="T9">(YPosition == </text:span><text:span text:style-name="T18">6</text:span><text:span text:style-name="T9"> &amp;&amp; XPosition == </text:span><text:span text:style-name="T18">12</text:span><text:span text:style-name="T9">){</text:span></text:p>
      <text:p text:style-name="P5">            <text:span text:style-name="T9">*a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b</text:span><text:span text:style-name="T16">의 위치가 같아지면 </text:span><text:span text:style-name="T15">b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6</text:span><text:span text:style-name="T9"> &amp;&amp; XPosition == </text:span><text:span text:style-name="T18">14</text:span><text:span text:style-name="T9">){</text:span></text:p>
      <text:p text:style-name="P5">            <text:span text:style-name="T9">*b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c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7</text:span><text:span text:style-name="T9"> &amp;&amp; XPosition == </text:span><text:span text:style-name="T18">13</text:span><text:span text:style-name="T9">){</text:span></text:p>
      <text:p text:style-name="P5">            <text:span text:style-name="T9">*c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d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8</text:span><text:span text:style-name="T9"> &amp;&amp; XPosition == </text:span><text:span text:style-name="T18">12</text:span><text:span text:style-name="T9">){</text:span></text:p>
      <text:p text:style-name="P5">            <text:span text:style-name="T9">*d = </text:span><text:span text:style-name="T18">1</text:span><text:span text:style-name="T9">;</text:span></text:p>
      <text:p text:style-name="P5">        <text:span text:style-name="T9">}</text:span><text:span text:style-name="T15">//</text:span><text:span text:style-name="T16">박스와 골 </text:span><text:span text:style-name="T15">e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8</text:span><text:span text:style-name="T9"> &amp;&amp; XPosition == </text:span><text:span text:style-name="T18">14</text:span><text:span text:style-name="T9">){</text:span></text:p>
      <text:p text:style-name="P5">            <text:span text:style-name="T9">*e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f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9</text:span><text:span text:style-name="T9"> &amp;&amp; XPosition == </text:span><text:span text:style-name="T18">13</text:span><text:span text:style-name="T9">){</text:span></text:p>
      <text:p text:style-name="P5">            <text:span text:style-name="T9">*f = </text:span><text:span text:style-name="T18">1</text:span><text:span text:style-name="T9">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4">else</text:span><text:span text:style-name="T9"> </text:span><text:span text:style-name="T14">if</text:span><text:span text:style-name="T9">(lev == </text:span><text:span text:style-name="T18">5</text:span><text:span text:style-name="T9">){</text:span></text:p>
      <text:p text:style-name="P5">        <text:span text:style-name="T15">//</text:span><text:span text:style-name="T16">박스와 골 </text:span><text:span text:style-name="T15">a</text:span><text:span text:style-name="T16">의 위치가 같아지면 </text:span><text:span text:style-name="T15">a = 1</text:span></text:p>
      <text:p text:style-name="P5">        <text:span text:style-name="T14">if</text:span><text:span text:style-name="T9">(YPosition == </text:span><text:span text:style-name="T18">8</text:span><text:span text:style-name="T9"> &amp;&amp; XPosition == </text:span><text:span text:style-name="T18">11</text:span><text:span text:style-name="T9">){</text:span></text:p>
      <text:p text:style-name="P5">            <text:span text:style-name="T9">*a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b</text:span><text:span text:style-name="T16">의 위치가 같아지면 </text:span><text:span text:style-name="T15">b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8</text:span><text:span text:style-name="T9"> &amp;&amp; XPosition == </text:span><text:span text:style-name="T18">13</text:span><text:span text:style-name="T9">){</text:span></text:p>
      <text:p text:style-name="P5">            <text:span text:style-name="T9">*b = </text:span><text:span text:style-name="T18">1</text:span><text:span text:style-name="T9">;</text:span></text:p>
      <text:p text:style-name="P5">        <text:span text:style-name="T9">}</text:span></text:p>
      <text:p text:style-name="P5">        <text:span text:style-name="T15">//</text:span><text:span text:style-name="T16">박스와 골 </text:span><text:span text:style-name="T15">c</text:span><text:span text:style-name="T16">의 위치가 같아지면 </text:span><text:span text:style-name="T15">c = 1</text:span></text:p>
      <text:p text:style-name="P5">        <text:span text:style-name="T14">else</text:span><text:span text:style-name="T9"> </text:span><text:span text:style-name="T14">if</text:span><text:span text:style-name="T9">(YPosition == </text:span><text:span text:style-name="T18">10</text:span><text:span text:style-name="T9"> &amp;&amp; XPosition == </text:span><text:span text:style-name="T18">13</text:span><text:span text:style-name="T9">){</text:span></text:p>
      <text:p text:style-name="P5">            <text:span text:style-name="T9">*c = </text:span><text:span text:style-name="T18">1</text:span><text:span text:style-name="T9">;</text:span></text:p>
      <text:p text:style-name="P5">        <text:span text:style-name="T9">}</text:span></text:p>
      <text:p text:style-name="P5">    <text:span text:style-name="T9">}</text:span></text:p>
      <text:p text:style-name="P6">}</text:p>
      <text:p text:style-name="P13"/>
      <text:p text:style-name="P13"/>
      <text:p text:style-name="P13"><text:soft-page-break/></text:p>
      <text:p text:style-name="P11">- <text:span text:style-name="T8">SuccessMessage</text:span></text:p>
      <text:p text:style-name="P11">- <text:span text:style-name="T2">description :</text:span></text:p>
      <text:p text:style-name="P8">- 각 레벨마다 골에 해당하는 변수의 합과 골의 개수가 같을 때 “<text:span text:style-name="T8">Success”를 출력한다.</text:span></text:p>
      <text:p text:style-name="P11">- <text:span text:style-name="T1">variables</text:span></text:p>
      <text:p text:style-name="P8">- <text:span text:style-name="T8">lev: 맵의 레벨</text:span></text:p>
      <text:p text:style-name="P8">- <text:span text:style-name="T8">a. b, c, d, e, f : 각 골에 박스가 도착했는지 확인하는 변수</text:span></text:p>
      <text:p text:style-name="P15"><text:span text:style-name="T13">void</text:span> SuccessMessage(<text:span text:style-name="T13">int</text:span> a, <text:span text:style-name="T13">int</text:span> b, <text:span text:style-name="T13">int</text:span> c, <text:span text:style-name="T13">int</text:span> d, <text:span text:style-name="T13">int</text:span> e, <text:span text:style-name="T13">int</text:span> f) {</text:p>
      <text:p text:style-name="P5">    <text:span text:style-name="T15">//</text:span><text:span text:style-name="T16">박스와 사용자가 모두 </text:span><text:span text:style-name="T15">Match </text:span><text:span text:style-name="T16">되었을 때 </text:span><text:span text:style-name="T15">"Success" </text:span><text:span text:style-name="T16">메세지 출력</text:span></text:p>
      <text:p text:style-name="P5">    <text:span text:style-name="T14">if</text:span><text:span text:style-name="T9"> (lev == </text:span><text:span text:style-name="T18">4</text:span><text:span text:style-name="T9">){</text:span></text:p>
      <text:p text:style-name="P5">     <text:span text:style-name="T14">if</text:span><text:span text:style-name="T9">(a+b+c+d+e+f ==</text:span><text:span text:style-name="T18">6</text:span><text:span text:style-name="T9">){</text:span></text:p>
      <text:p text:style-name="P5">          <text:span text:style-name="T9">mvprintw(</text:span><text:span text:style-name="T18">8</text:span><text:span text:style-name="T9">, </text:span><text:span text:style-name="T18">40</text:span><text:span text:style-name="T9">, </text:span><text:span text:style-name="T20">"Success"</text:span><text:span text:style-name="T9">);</text:span></text:p>
      <text:p text:style-name="P5">            <text:span text:style-name="T9">mvprintw(</text:span><text:span text:style-name="T18">9</text:span><text:span text:style-name="T9">, </text:span><text:span text:style-name="T18">40</text:span><text:span text:style-name="T9">, </text:span><text:span text:style-name="T20">"Next Stage, Push 'M'"</text:span><text:span text:style-name="T9">)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4">else</text:span><text:span text:style-name="T9"> </text:span><text:span text:style-name="T14">if</text:span><text:span text:style-name="T9"> (lev == </text:span><text:span text:style-name="T18">5</text:span><text:span text:style-name="T9">) {</text:span></text:p>
      <text:p text:style-name="P5">        <text:span text:style-name="T14">if</text:span><text:span text:style-name="T9"> (a+b+c == </text:span><text:span text:style-name="T18">3</text:span><text:span text:style-name="T9">) {</text:span></text:p>
      <text:p text:style-name="P5">            <text:span text:style-name="T9">mvprintw(</text:span><text:span text:style-name="T18">8</text:span><text:span text:style-name="T9">, </text:span><text:span text:style-name="T18">40</text:span><text:span text:style-name="T9">, </text:span><text:span text:style-name="T20">"Success"</text:span><text:span text:style-name="T9">);</text:span></text:p>
      <text:p text:style-name="P5">            <text:span text:style-name="T9">mvprintw(</text:span><text:span text:style-name="T18">9</text:span><text:span text:style-name="T9">, </text:span><text:span text:style-name="T18">40</text:span><text:span text:style-name="T9">, </text:span><text:span text:style-name="T20">"Congratulation! All Stages Cleared!"</text:span><text:span text:style-name="T9">);</text:span></text:p>
      <text:p text:style-name="P5">            <text:span text:style-name="T9">mvprintw(</text:span><text:span text:style-name="T18">10</text:span><text:span text:style-name="T9">, </text:span><text:span text:style-name="T18">40</text:span><text:span text:style-name="T9">, </text:span><text:span text:style-name="T20">"Restart -&gt; M"</text:span><text:span text:style-name="T9">);</text:span></text:p>
      <text:p text:style-name="P5">        <text:span text:style-name="T9">}</text:span></text:p>
      <text:p text:style-name="P5">    <text:span text:style-name="T9">}</text:span></text:p>
      <text:p text:style-name="P5">    <text:span text:style-name="T14">else</text:span><text:span text:style-name="T9"> {</text:span></text:p>
      <text:p text:style-name="P5">        <text:span text:style-name="T14">if</text:span><text:span text:style-name="T9">(a+b+c == </text:span><text:span text:style-name="T18">3</text:span><text:span text:style-name="T9">){</text:span></text:p>
      <text:p text:style-name="P5">            <text:span text:style-name="T9">mvprintw(</text:span><text:span text:style-name="T18">8</text:span><text:span text:style-name="T9">, </text:span><text:span text:style-name="T18">40</text:span><text:span text:style-name="T9">, </text:span><text:span text:style-name="T20">"Success"</text:span><text:span text:style-name="T9">);</text:span></text:p>
      <text:p text:style-name="P5">            <text:span text:style-name="T9">mvprintw(</text:span><text:span text:style-name="T18">9</text:span><text:span text:style-name="T9">, </text:span><text:span text:style-name="T18">40</text:span><text:span text:style-name="T9">, </text:span><text:span text:style-name="T20">"Next Stage, Push 'M'"</text:span><text:span text:style-name="T9">);</text:span></text:p>
      <text:p text:style-name="P5">        <text:span text:style-name="T9">}</text:span></text:p>
      <text:p text:style-name="P5">    <text:span text:style-name="T9">}</text:span></text:p>
      <text:p text:style-name="P6">}</text:p>
      <text:p text:style-name="P13"/>
      <text:p text:style-name="P11">- <text:span text:style-name="T8">Play</text:span></text:p>
      <text:p text:style-name="P11">- <text:span text:style-name="T2">description :</text:span></text:p>
      <text:p text:style-name="P8">- <text:span text:style-name="T8">x좌표와 y좌표에 사용자의 위치를 설정한다.</text:span></text:p>
      <text:p text:style-name="P8">- <text:span text:style-name="T8">input 이 위, 아래, 왼쪽, 오른쪽일 경우 원하는 방향이 벽이 아닐 때 이동한다.</text:span></text:p>
      <text:p text:style-name="P8">- 원하는 방향이 박스이고 박스의 옆이 빈 공간이거나 벽일 때 사용자 커서를 이동한다.</text:p>
      <text:p text:style-name="P8">- 골에 도착했는지 확인한다.</text:p>
      <text:p text:style-name="P8">- 벽을 만나면 이동하지 않는다.</text:p>
      <text:p text:style-name="P8">- <text:span text:style-name="T8">success 했는지 확인한다.</text:span></text:p>
      <text:p text:style-name="P8">- <text:span text:style-name="T8">input 이 Map 일 경우 다음 레벨로 넘어간다.</text:span></text:p>
      <text:p text:style-name="P8">- <text:span text:style-name="T8">input 이 restart 일 경우 맵을 초기화한다.</text:span></text:p>
      <text:p text:style-name="P8">- <text:span text:style-name="T8">restart가 아닐 경우 사용자의 위치를 이동시킨다.</text:span></text:p>
      <text:p text:style-name="P11">- <text:span text:style-name="T1">variables</text:span></text:p>
      <text:p text:style-name="P8">- <text:span text:style-name="T21">restart : <text:s/>맵을 restart 하는지 판별하는 변수</text:span></text:p>
      <text:p text:style-name="P8"><text:soft-page-break/>- <text:span text:style-name="T8">a. b, c, d, e, f : 각 골에 박스가 도착했는지 확인하는 변수</text:span></text:p>
      <text:p text:style-name="P8">- <text:span text:style-name="T21">up : 사용자 커서의 한 칸 위</text:span></text:p>
      <text:p text:style-name="P8">- <text:span text:style-name="T21">lf : 사용자 커서의 한 칸 왼쪽</text:span></text:p>
      <text:p text:style-name="P9"><text:span text:style-name="T9">- dw : </text:span><text:span text:style-name="T11">사용자 커서의 한 칸 아래</text:span></text:p>
      <text:p text:style-name="P9"><text:span text:style-name="T10">- </text:span><text:span text:style-name="T9">rg : </text:span><text:span text:style-name="T11">사용자 커서의 한 칸 오른쪽</text:span></text:p>
      <text:p text:style-name="P9"><text:span text:style-name="T10">- </text:span><text:span text:style-name="T9">oup : </text:span><text:span text:style-name="T11">사용자 커서의 두 칸 위</text:span></text:p>
      <text:p text:style-name="P9"><text:span text:style-name="T10">- </text:span><text:span text:style-name="T9">olf : </text:span><text:span text:style-name="T11">사용자 커서의 두 칸 왼쪽</text:span></text:p>
      <text:p text:style-name="P9"><text:span text:style-name="T10">- </text:span><text:span text:style-name="T9">odw : </text:span><text:span text:style-name="T11">사용자 커서의 두 칸 아래</text:span></text:p>
      <text:p text:style-name="P9"><text:span text:style-name="T10">- </text:span><text:span text:style-name="T9">org : </text:span><text:span text:style-name="T11">사용자 커서의 두 칸 오른쪽</text:span></text:p>
      <text:p text:style-name="P9"><text:span text:style-name="T11">- </text:span><text:span text:style-name="T12">obj[0].xPosition : 사용자의 x좌표</text:span></text:p>
      <text:p text:style-name="P20">- obj[0].yPosition : 사용자의 <text:s/>y좌표</text:p>
      <text:p text:style-name="P20">- obj[o].xPosition : 박스의 x좌표</text:p>
      <text:p text:style-name="P20">- obj[o].yPisition : 박스의 y좌표</text:p>
      <text:p text:style-name="P20">- input : 키패드 입력</text:p>
      <text:p text:style-name="P16"><text:span text:style-name="T13">void</text:span> Play(<text:span text:style-name="T13">int</text:span> input)</text:p>
      <text:p text:style-name="P6">{</text:p>
      <text:p text:style-name="P5"><text:span text:style-name="T14">bool</text:span><text:span text:style-name="T9"> restart = </text:span><text:span text:style-name="T14">false</text:span><text:span text:style-name="T9">; </text:span><text:span text:style-name="T15">//</text:span><text:span text:style-name="T16">맵을 </text:span><text:span text:style-name="T15">restart </text:span><text:span text:style-name="T16">하는지 판별</text:span></text:p>
      <text:p text:style-name="P5">   <text:span text:style-name="T14">int</text:span><text:span text:style-name="T9"> a, b, c, d, e, f; </text:span><text:span text:style-name="T15">//</text:span><text:span text:style-name="T16">임의의 골</text:span></text:p>
      <text:p text:style-name="P6">chtype up, lf, dw, rg, oup, olf, odw, org;</text:p>
      <text:p text:style-name="P5"><text:span text:style-name="T9">up = (mvinch(obj[</text:span><text:span text:style-name="T18">0</text:span><text:span text:style-name="T9">].yPosition-</text:span><text:span text:style-name="T18">1</text:span><text:span text:style-name="T9">, obj[</text:span><text:span text:style-name="T18">0</text:span><text:span text:style-name="T9">].xPosition) &amp; A_CHARTEXT); </text:span><text:span text:style-name="T15">//</text:span><text:span text:style-name="T16">사용자 커서의 한 칸 위</text:span></text:p>
      <text:p text:style-name="P5"><text:span text:style-name="T9">lf = (mvinch(obj[</text:span><text:span text:style-name="T18">0</text:span><text:span text:style-name="T9">].yPosition, obj[</text:span><text:span text:style-name="T18">0</text:span><text:span text:style-name="T9">].xPosition-</text:span><text:span text:style-name="T18">1</text:span><text:span text:style-name="T9">) &amp; A_CHARTEXT); </text:span><text:span text:style-name="T15">//</text:span><text:span text:style-name="T16">사용자 커서의 한 칸 왼쪽</text:span></text:p>
      <text:p text:style-name="P5"><text:span text:style-name="T9">dw = (mvinch(obj[</text:span><text:span text:style-name="T18">0</text:span><text:span text:style-name="T9">].yPosition+</text:span><text:span text:style-name="T18">1</text:span><text:span text:style-name="T9">, obj[</text:span><text:span text:style-name="T18">0</text:span><text:span text:style-name="T9">].xPosition) &amp; A_CHARTEXT); </text:span><text:span text:style-name="T15">//</text:span><text:span text:style-name="T16">사용자 커서의 한 칸 아래</text:span></text:p>
      <text:p text:style-name="P5"><text:span text:style-name="T9">rg = (mvinch(obj[</text:span><text:span text:style-name="T18">0</text:span><text:span text:style-name="T9">].yPosition, obj[</text:span><text:span text:style-name="T18">0</text:span><text:span text:style-name="T9">].xPosition+</text:span><text:span text:style-name="T18">1</text:span><text:span text:style-name="T9">) &amp; A_CHARTEXT); </text:span><text:span text:style-name="T15">//</text:span><text:span text:style-name="T16">사용자 커서의 한 칸 오른쪽</text:span></text:p>
      <text:p text:style-name="P5"><text:span text:style-name="T9">oup = (mvinch(obj[</text:span><text:span text:style-name="T18">0</text:span><text:span text:style-name="T9">].yPosition-</text:span><text:span text:style-name="T18">2</text:span><text:span text:style-name="T9">, obj[</text:span><text:span text:style-name="T18">0</text:span><text:span text:style-name="T9">].xPosition) &amp; A_CHARTEXT); </text:span><text:span text:style-name="T15">//</text:span><text:span text:style-name="T16">사용자 커서의 두 칸 위</text:span></text:p>
      <text:p text:style-name="P5"><text:span text:style-name="T9">olf = (mvinch(obj[</text:span><text:span text:style-name="T18">0</text:span><text:span text:style-name="T9">].yPosition, obj[</text:span><text:span text:style-name="T18">0</text:span><text:span text:style-name="T9">].xPosition-</text:span><text:span text:style-name="T18">2</text:span><text:span text:style-name="T9">) &amp; A_CHARTEXT); </text:span><text:span text:style-name="T15">//</text:span><text:span text:style-name="T16">사용자 커서의 두 칸 왼쪽</text:span></text:p>
      <text:p text:style-name="P5"><text:span text:style-name="T9">odw = (mvinch(obj[</text:span><text:span text:style-name="T18">0</text:span><text:span text:style-name="T9">].yPosition+</text:span><text:span text:style-name="T18">2</text:span><text:span text:style-name="T9">, obj[</text:span><text:span text:style-name="T18">0</text:span><text:span text:style-name="T9">].xPosition) &amp; A_CHARTEXT); </text:span><text:span text:style-name="T15">//</text:span><text:span text:style-name="T16">사용자 커서의 두 칸 아래</text:span></text:p>
      <text:p text:style-name="P5"><text:span text:style-name="T9">org = (mvinch(obj[</text:span><text:span text:style-name="T18">0</text:span><text:span text:style-name="T9">].yPosition, obj[</text:span><text:span text:style-name="T18">0</text:span><text:span text:style-name="T9">].xPosition+</text:span><text:span text:style-name="T18">2</text:span><text:span text:style-name="T9">) &amp; A_CHARTEXT); </text:span><text:span text:style-name="T15">//</text:span><text:span text:style-name="T16">사용자 커서의 두 칸 오른쪽</text:span></text:p>
      <text:p text:style-name="P4"/>
      <text:p text:style-name="P5">    <text:span text:style-name="T15">//x</text:span><text:span text:style-name="T16">좌표와 </text:span><text:span text:style-name="T15">y</text:span><text:span text:style-name="T16">좌표에 사용자의 위치 설정</text:span></text:p>
      <text:p text:style-name="P6"><text:span text:style-name="T13">for</text:span>(<text:span text:style-name="T13">int</text:span> o = <text:span text:style-name="T17">0</text:span>; o&lt;=wbox; o++) { mvaddch(obj[o].yPosition, obj[o].xPosition, obj[o].ozn);}</text:p>
      <text:p text:style-name="P4"/>
      <text:p text:style-name="P6"><text:span text:style-name="T13">switch</text:span> (input)</text:p>
      <text:p text:style-name="P6">{</text:p>
      <text:p text:style-name="P6"><text:span text:style-name="T13">case</text:span> <text:span text:style-name="T19">'w'</text:span>:</text:p>
      <text:p text:style-name="P6"><text:span text:style-name="T13">case</text:span> <text:span text:style-name="T19">'W'</text:span>:</text:p>
      <text:p text:style-name="P5">        <text:span text:style-name="T14">case</text:span><text:span text:style-name="T9"> KEY_UP:        </text:span></text:p>
      <text:p text:style-name="P5"><text:span text:style-name="T14">if</text:span><text:span text:style-name="T9">(up != </text:span><text:span text:style-name="T18">35</text:span><text:span text:style-name="T9">) </text:span><text:span text:style-name="T15">//up </text:span><text:span text:style-name="T16">이 벽이 아닐 때</text:span></text:p>
      <text:p text:style-name="P6">{</text:p>
      <text:p text:style-name="P5">            <text:span text:style-name="T9">step += </text:span><text:span text:style-name="T18">1</text:span><text:span text:style-name="T9">; </text:span><text:span text:style-name="T15">//step </text:span><text:span text:style-name="T16">횟수 증가</text:span></text:p>
      <text:p text:style-name="P5">            <text:span text:style-name="T9">mvprintw(</text:span><text:span text:style-name="T18">2</text:span><text:span text:style-name="T9">,</text:span><text:span text:style-name="T18">30</text:span><text:span text:style-name="T9">,</text:span><text:span text:style-name="T20">"Step : %d"</text:span><text:span text:style-name="T9">, step); </text:span><text:span text:style-name="T15">//step </text:span><text:span text:style-name="T16">횟수 출력</text:span></text:p>
      <text:p text:style-name="P5"><text:span text:style-name="T14">if</text:span><text:span text:style-name="T9"> (up == </text:span><text:span text:style-name="T18">64</text:span><text:span text:style-name="T9"> &amp;&amp; (oup == </text:span><text:span text:style-name="T18">45</text:span><text:span text:style-name="T9"> || oup ==</text:span><text:span text:style-name="T18">120</text:span><text:span text:style-name="T9">)) </text:span><text:span text:style-name="T15">//up</text:span><text:span text:style-name="T16">이 박스이고 박스의 </text:span><text:span text:style-name="T15">up</text:span><text:span text:style-name="T16">이 빈 공간</text:span><text:span text:style-name="T15">('-')</text:span><text:span text:style-name="T16">이거나 골</text:span><text:span text:style-name="T15">('x') </text:span><text:span text:style-name="T16">일 때</text:span></text:p>
      <text:p text:style-name="P6">{</text:p>
      <text:p text:style-name="P5"><text:span text:style-name="T9">obj[</text:span><text:span text:style-name="T18">0</text:span><text:span text:style-name="T9">].yPosition -= </text:span><text:span text:style-name="T18">1</text:span><text:span text:style-name="T9">; </text:span><text:span text:style-name="T15">//</text:span><text:span text:style-name="T16">사용자 위로 이동</text:span></text:p>
      <text:p text:style-name="P6"><text:span text:style-name="T13">for</text:span>(<text:span text:style-name="T13">int</text:span> o = <text:span text:style-name="T17">1</text:span>; o &lt;=wbox; o++)</text:p>
      <text:p text:style-name="P6">{</text:p>
      <text:p text:style-name="P5">                    <text:span text:style-name="T15">//</text:span><text:span text:style-name="T16">사용자의 위치와 </text:span><text:span text:style-name="T15">PUSHBOX</text:span><text:span text:style-name="T16">의 위치가 같을 때</text:span></text:p>
      <text:p text:style-name="P6"><text:soft-page-break/><text:span text:style-name="T13">if</text:span>((obj[<text:span text:style-name="T17">0</text:span>].yPosition == obj[o].yPosition)&amp;&amp;(obj[<text:span text:style-name="T17">0</text:span>].xPosition == obj[o].xPosition))</text:p>
      <text:p text:style-name="P6">{</text:p>
      <text:p text:style-name="P5">                        <text:span text:style-name="T15">//PUSHBOX</text:span><text:span text:style-name="T16">가 위로 이동</text:span></text:p>
      <text:p text:style-name="P5"> <text:span text:style-name="T9">obj[o].yPosition -= </text:span><text:span text:style-name="T18">1</text:span><text:span text:style-name="T9">;</text:span></text:p>
      <text:p text:style-name="P5">                        <text:span text:style-name="T15">//</text:span><text:span text:style-name="T16">골에 도착했는지 확인</text:span></text:p>
      <text:p text:style-name="P5">                        <text:span text:style-name="T9">Match(obj[o].xPosition, obj[o].yPosition, &amp;a, &amp;b, &amp;c, &amp;d, &amp;e, &amp;f);</text:span></text:p>
      <text:p text:style-name="P5">                        <text:span text:style-name="T15">//</text:span><text:span text:style-name="T16">박스가 이동할 때 </text:span><text:span text:style-name="T15">push </text:span><text:span text:style-name="T16">횟수 증가</text:span></text:p>
      <text:p text:style-name="P5">                        <text:span text:style-name="T9">push += </text:span><text:span text:style-name="T18">1</text:span><text:span text:style-name="T9">;</text:span></text:p>
      <text:p text:style-name="P5">                        <text:span text:style-name="T15">//push </text:span><text:span text:style-name="T16">횟수 출력</text:span></text:p>
      <text:p text:style-name="P5">                        <text:span text:style-name="T9">mvprintw(</text:span><text:span text:style-name="T18">2</text:span><text:span text:style-name="T9">,</text:span><text:span text:style-name="T18">15</text:span><text:span text:style-name="T9">,</text:span><text:span text:style-name="T20">"Push : %d"</text:span><text:span text:style-name="T9">, push);</text:span></text:p>
      <text:p text:style-name="P5">     <text:span text:style-name="T9">}</text:span></text:p>
      <text:p text:style-name="P5">                <text:span text:style-name="T9">}</text:span></text:p>
      <text:p text:style-name="P6">}</text:p>
      <text:p text:style-name="P5">            <text:span text:style-name="T15">//</text:span><text:span text:style-name="T16">벽을 만나면 이동하지 않음</text:span></text:p>
      <text:p text:style-name="P6"><text:span text:style-name="T13">else</text:span> <text:span text:style-name="T13">if</text:span>(up != <text:span text:style-name="T17">64</text:span>) obj[<text:span text:style-name="T17">0</text:span>].yPosition -= <text:span text:style-name="T17">1</text:span>;</text:p>
      <text:p text:style-name="P6">}</text:p>
      <text:p text:style-name="P5">        <text:span text:style-name="T15">//success </text:span><text:span text:style-name="T16">메세지 출력</text:span></text:p>
      <text:p text:style-name="P5">     <text:span text:style-name="T9">SuccessMessage(a, b, c, d, e, f);</text:span></text:p>
      <text:p text:style-name="P5">        <text:span text:style-name="T14">break</text:span><text:span text:style-name="T9">;</text:span></text:p>
      <text:p text:style-name="P4"/>
      <text:p text:style-name="P6"><text:span text:style-name="T13">case</text:span> <text:span text:style-name="T19">'s'</text:span>:</text:p>
      <text:p text:style-name="P6"><text:span text:style-name="T13">case</text:span> <text:span text:style-name="T19">'S'</text:span>:</text:p>
      <text:p text:style-name="P5">        <text:span text:style-name="T14">case</text:span><text:span text:style-name="T9"> KEY_DOWN:</text:span></text:p>
      <text:p text:style-name="P5"><text:span text:style-name="T14">if</text:span><text:span text:style-name="T9">(dw != </text:span><text:span text:style-name="T18">35</text:span><text:span text:style-name="T9">) </text:span><text:span text:style-name="T15">//down </text:span><text:span text:style-name="T16">이 벽이 아닐 때</text:span></text:p>
      <text:p text:style-name="P6">{</text:p>
      <text:p text:style-name="P5">         <text:span text:style-name="T9">step += </text:span><text:span text:style-name="T18">1</text:span><text:span text:style-name="T9">; </text:span><text:span text:style-name="T15">//step </text:span><text:span text:style-name="T16">횟수 증가</text:span></text:p>
      <text:p text:style-name="P5">            <text:span text:style-name="T9">mvprintw(</text:span><text:span text:style-name="T18">2</text:span><text:span text:style-name="T9">,</text:span><text:span text:style-name="T18">30</text:span><text:span text:style-name="T9">,</text:span><text:span text:style-name="T20">"Step : %d"</text:span><text:span text:style-name="T9">, step); </text:span><text:span text:style-name="T15">//step </text:span><text:span text:style-name="T16">횟수 출력</text:span></text:p>
      <text:p text:style-name="P5"><text:span text:style-name="T14">if</text:span><text:span text:style-name="T9">(dw == </text:span><text:span text:style-name="T18">64</text:span><text:span text:style-name="T9"> &amp;&amp; (odw == </text:span><text:span text:style-name="T18">45</text:span><text:span text:style-name="T9"> || odw == </text:span><text:span text:style-name="T18">120</text:span><text:span text:style-name="T9">)) </text:span><text:span text:style-name="T15">//down</text:span><text:span text:style-name="T16">이 박스이고 박스의 </text:span><text:span text:style-name="T15">down</text:span><text:span text:style-name="T16">이 빈 공간</text:span><text:span text:style-name="T15">('-')</text:span><text:span text:style-name="T16">이거나 골</text:span><text:span text:style-name="T15">('x')</text:span><text:span text:style-name="T16">일 때</text:span></text:p>
      <text:p text:style-name="P6">{</text:p>
      <text:p text:style-name="P5"><text:span text:style-name="T9">obj[</text:span><text:span text:style-name="T18">0</text:span><text:span text:style-name="T9">].yPosition += </text:span><text:span text:style-name="T18">1</text:span><text:span text:style-name="T9">; </text:span><text:span text:style-name="T15">//</text:span><text:span text:style-name="T16">사용자 위로 이동</text:span></text:p>
      <text:p text:style-name="P6"><text:span text:style-name="T13">for</text:span> (<text:span text:style-name="T13">int</text:span> o = <text:span text:style-name="T17">1</text:span>; o&lt;= wbox; o++)</text:p>
      <text:p text:style-name="P6">{</text:p>
      <text:p text:style-name="P5">                    <text:span text:style-name="T15">//</text:span><text:span text:style-name="T16">사용자의 위치와 </text:span><text:span text:style-name="T15">PUSHBOX</text:span><text:span text:style-name="T16">의 위치가 같을 때</text:span></text:p>
      <text:p text:style-name="P6"><text:span text:style-name="T13">if</text:span> ((obj[<text:span text:style-name="T17">0</text:span>].yPosition == obj[o].yPosition) &amp;&amp; (obj[<text:span text:style-name="T17">0</text:span>].xPosition == obj[o].xPosition))</text:p>
      <text:p text:style-name="P6">{</text:p>
      <text:p text:style-name="P5">                        <text:span text:style-name="T15">//PUSHBOX</text:span><text:span text:style-name="T16">가 아래로 이동</text:span></text:p>
      <text:p text:style-name="P6">obj[o].yPosition += <text:span text:style-name="T17">1</text:span>;</text:p>
      <text:p text:style-name="P5">                        <text:span text:style-name="T15">//</text:span><text:span text:style-name="T16">골에 도착했는지 확인</text:span></text:p>
      <text:p text:style-name="P5">                        <text:span text:style-name="T9">Match(obj[o].xPosition, obj[o].yPosition, &amp;a, &amp;b, &amp;c, &amp;d, &amp;e, &amp;f);</text:span></text:p>
      <text:p text:style-name="P5">                        <text:span text:style-name="T15">//</text:span><text:span text:style-name="T16">박스가 이동할 때 </text:span><text:span text:style-name="T15">push </text:span><text:span text:style-name="T16">횟수 증가</text:span></text:p>
      <text:p text:style-name="P5">                        <text:span text:style-name="T9">push += </text:span><text:span text:style-name="T18">1</text:span><text:span text:style-name="T9">;</text:span></text:p>
      <text:p text:style-name="P5">                        <text:span text:style-name="T15">//push </text:span><text:span text:style-name="T16">횟수 출력</text:span></text:p>
      <text:p text:style-name="P5">                        <text:span text:style-name="T9">mvprintw(</text:span><text:span text:style-name="T18">2</text:span><text:span text:style-name="T9">,</text:span><text:span text:style-name="T18">15</text:span><text:span text:style-name="T9">,</text:span><text:span text:style-name="T20">"Push : %d"</text:span><text:span text:style-name="T9">, push);</text:span></text:p>
      <text:p text:style-name="P5">        <text:span text:style-name="T9">}</text:span></text:p>
      <text:p text:style-name="P5">                <text:span text:style-name="T9">}</text:span></text:p>
      <text:p text:style-name="P6">}</text:p>
      <text:p text:style-name="P5">            <text:span text:style-name="T15">//</text:span><text:span text:style-name="T16">벽을 만나면 이동하지 않음</text:span></text:p>
      <text:p text:style-name="P6"><text:span text:style-name="T13">else</text:span> <text:span text:style-name="T13">if</text:span> (dw != <text:span text:style-name="T17">64</text:span>) obj[<text:span text:style-name="T17">0</text:span>].yPosition += <text:span text:style-name="T17">1</text:span>;</text:p>
      <text:p text:style-name="P6">}</text:p>
      <text:p text:style-name="P5">        <text:span text:style-name="T15">//success </text:span><text:span text:style-name="T16">메세지 출력</text:span></text:p>
      <text:p text:style-name="P5"><text:soft-page-break/>     <text:span text:style-name="T9">SuccessMessage(a, b, c, d, e, f);</text:span></text:p>
      <text:p text:style-name="P5">        <text:span text:style-name="T14">break</text:span><text:span text:style-name="T9">;</text:span></text:p>
      <text:p text:style-name="P4"/>
      <text:p text:style-name="P6"><text:span text:style-name="T13">case</text:span> <text:span text:style-name="T19">'a'</text:span>:</text:p>
      <text:p text:style-name="P6"><text:span text:style-name="T13">case</text:span> <text:span text:style-name="T19">'A'</text:span>:</text:p>
      <text:p text:style-name="P5">        <text:span text:style-name="T14">case</text:span><text:span text:style-name="T9"> KEY_LEFT: </text:span></text:p>
      <text:p text:style-name="P5"><text:span text:style-name="T14">if</text:span><text:span text:style-name="T9">(lf != </text:span><text:span text:style-name="T18">35</text:span><text:span text:style-name="T9">) </text:span><text:span text:style-name="T15">//left </text:span><text:span text:style-name="T16">가 벽이 아닐 때</text:span></text:p>
      <text:p text:style-name="P6">{</text:p>
      <text:p text:style-name="P5">            <text:span text:style-name="T9">step += </text:span><text:span text:style-name="T18">1</text:span><text:span text:style-name="T9">; </text:span><text:span text:style-name="T15">//step </text:span><text:span text:style-name="T16">횟수 증가</text:span></text:p>
      <text:p text:style-name="P5">            <text:span text:style-name="T9">mvprintw(</text:span><text:span text:style-name="T18">2</text:span><text:span text:style-name="T9">,</text:span><text:span text:style-name="T18">30</text:span><text:span text:style-name="T9">,</text:span><text:span text:style-name="T20">"Step : %d"</text:span><text:span text:style-name="T9">, step); </text:span><text:span text:style-name="T15">//step </text:span><text:span text:style-name="T16">횟수 출력</text:span></text:p>
      <text:p text:style-name="P5"><text:span text:style-name="T14">if</text:span><text:span text:style-name="T9">(lf == </text:span><text:span text:style-name="T18">64</text:span><text:span text:style-name="T9"> &amp;&amp; (olf == </text:span><text:span text:style-name="T18">45</text:span><text:span text:style-name="T9"> || olf == </text:span><text:span text:style-name="T18">120</text:span><text:span text:style-name="T9">)) </text:span><text:span text:style-name="T15">//left</text:span><text:span text:style-name="T16">가 박스이고 박스의 </text:span><text:span text:style-name="T15">left</text:span><text:span text:style-name="T16">가 빈 공간</text:span><text:span text:style-name="T15">('-')</text:span><text:span text:style-name="T16">이거나 골</text:span><text:span text:style-name="T15">('x')</text:span><text:span text:style-name="T16">일 때</text:span></text:p>
      <text:p text:style-name="P6">{</text:p>
      <text:p text:style-name="P5">                <text:span text:style-name="T15">//</text:span><text:span text:style-name="T16">사용자 왼쪽으로 이동</text:span></text:p>
      <text:p text:style-name="P6">obj[<text:span text:style-name="T17">0</text:span>].xPosition -= <text:span text:style-name="T17">1</text:span>;</text:p>
      <text:p text:style-name="P6"><text:span text:style-name="T13">for</text:span> (<text:span text:style-name="T13">int</text:span> o = <text:span text:style-name="T17">1</text:span>; o&lt;= wbox; o++)</text:p>
      <text:p text:style-name="P6">{</text:p>
      <text:p text:style-name="P5">                    <text:span text:style-name="T15">//</text:span><text:span text:style-name="T16">사용자의 위치와 </text:span><text:span text:style-name="T15">PUSHBOX</text:span><text:span text:style-name="T16">의 위치가 같을 때</text:span></text:p>
      <text:p text:style-name="P6"><text:span text:style-name="T13">if</text:span> ((obj[<text:span text:style-name="T17">0</text:span>].yPosition == obj[o].yPosition) &amp;&amp; (obj[<text:span text:style-name="T17">0</text:span>].xPosition == obj[o].xPosition))</text:p>
      <text:p text:style-name="P6">{</text:p>
      <text:p text:style-name="P5">                        <text:span text:style-name="T15">//PUSHBOX</text:span><text:span text:style-name="T16">가 왼쪽으로 이동</text:span></text:p>
      <text:p text:style-name="P6">obj[o].xPosition -= <text:span text:style-name="T17">1</text:span>;</text:p>
      <text:p text:style-name="P5">                        <text:span text:style-name="T15">//</text:span><text:span text:style-name="T16">골에 도착했는지 확인</text:span></text:p>
      <text:p text:style-name="P5">                        <text:span text:style-name="T9">Match(obj[o].xPosition, obj[o].yPosition, &amp;a, &amp;b, &amp;c, &amp;d, &amp;e, &amp;f);</text:span></text:p>
      <text:p text:style-name="P5">                        <text:span text:style-name="T15">//</text:span><text:span text:style-name="T16">박스가 이동할 때 </text:span><text:span text:style-name="T15">push </text:span><text:span text:style-name="T16">횟수 증가</text:span></text:p>
      <text:p text:style-name="P5">                        <text:span text:style-name="T9">push += </text:span><text:span text:style-name="T18">1</text:span><text:span text:style-name="T9">;</text:span></text:p>
      <text:p text:style-name="P5">                        <text:span text:style-name="T15">//push </text:span><text:span text:style-name="T16">횟수 출력</text:span></text:p>
      <text:p text:style-name="P5">                        <text:span text:style-name="T9">mvprintw(</text:span><text:span text:style-name="T18">2</text:span><text:span text:style-name="T9">,</text:span><text:span text:style-name="T18">15</text:span><text:span text:style-name="T9">,</text:span><text:span text:style-name="T20">"Push : %d"</text:span><text:span text:style-name="T9">, push);</text:span></text:p>
      <text:p text:style-name="P5">      <text:span text:style-name="T9">}</text:span></text:p>
      <text:p text:style-name="P5">                <text:span text:style-name="T9">}</text:span></text:p>
      <text:p text:style-name="P6">}</text:p>
      <text:p text:style-name="P5">            <text:span text:style-name="T15">//</text:span><text:span text:style-name="T16">벽을 만나면 이동하지 않음</text:span></text:p>
      <text:p text:style-name="P6"><text:span text:style-name="T13">else</text:span> <text:span text:style-name="T13">if</text:span> (lf != <text:span text:style-name="T17">64</text:span>) obj[<text:span text:style-name="T17">0</text:span>].xPosition -= <text:span text:style-name="T17">1</text:span>;</text:p>
      <text:p text:style-name="P6">}</text:p>
      <text:p text:style-name="P5">        <text:span text:style-name="T15">//success </text:span><text:span text:style-name="T16">메세지 출력</text:span></text:p>
      <text:p text:style-name="P5">     <text:span text:style-name="T9">SuccessMessage(a, b, c, d, e, f);</text:span></text:p>
      <text:p text:style-name="P5">        <text:span text:style-name="T14">break</text:span><text:span text:style-name="T9">;</text:span></text:p>
      <text:p text:style-name="P4"/>
      <text:p text:style-name="P6"><text:span text:style-name="T13">case</text:span> <text:span text:style-name="T19">'d'</text:span>:</text:p>
      <text:p text:style-name="P6"><text:span text:style-name="T13">case</text:span> <text:span text:style-name="T19">'D'</text:span>:</text:p>
      <text:p text:style-name="P5">        <text:span text:style-name="T14">case</text:span><text:span text:style-name="T9"> KEY_RIGHT:</text:span></text:p>
      <text:p text:style-name="P5"><text:span text:style-name="T14">if</text:span><text:span text:style-name="T9">(rg != </text:span><text:span text:style-name="T18">35</text:span><text:span text:style-name="T9">) </text:span><text:span text:style-name="T15">//right </text:span><text:span text:style-name="T16">가 벽이 아닐 때</text:span></text:p>
      <text:p text:style-name="P6">{</text:p>
      <text:p text:style-name="P5">            <text:span text:style-name="T9">step += </text:span><text:span text:style-name="T18">1</text:span><text:span text:style-name="T9">; </text:span><text:span text:style-name="T15">//step </text:span><text:span text:style-name="T16">횟수 증가</text:span></text:p>
      <text:p text:style-name="P5">            <text:span text:style-name="T9">mvprintw(</text:span><text:span text:style-name="T18">2</text:span><text:span text:style-name="T9">,</text:span><text:span text:style-name="T18">30</text:span><text:span text:style-name="T9">,</text:span><text:span text:style-name="T20">"Step : %d"</text:span><text:span text:style-name="T9">, step); </text:span><text:span text:style-name="T15">//step </text:span><text:span text:style-name="T16">횟수 출력</text:span></text:p>
      <text:p text:style-name="P5"><text:span text:style-name="T14">if</text:span><text:span text:style-name="T9">(rg == </text:span><text:span text:style-name="T18">64</text:span><text:span text:style-name="T9"> &amp;&amp; (org == </text:span><text:span text:style-name="T18">45</text:span><text:span text:style-name="T9"> || org == </text:span><text:span text:style-name="T18">120</text:span><text:span text:style-name="T9">)) </text:span><text:span text:style-name="T15">//right</text:span><text:span text:style-name="T16">가 박스이고 박스의 </text:span><text:span text:style-name="T15">right</text:span><text:span text:style-name="T16">가 빈 공간</text:span><text:span text:style-name="T15">('-')</text:span><text:span text:style-name="T16">이거나 골</text:span><text:span text:style-name="T15">('x')</text:span><text:span text:style-name="T16">일 때</text:span></text:p>
      <text:p text:style-name="P6">{</text:p>
      <text:p text:style-name="P5"><text:span text:style-name="T9">obj[</text:span><text:span text:style-name="T18">0</text:span><text:span text:style-name="T9">].xPosition += </text:span><text:span text:style-name="T18">1</text:span><text:span text:style-name="T9">; </text:span><text:span text:style-name="T15">//</text:span><text:span text:style-name="T16">사용자 오른쪽으로 이동</text:span></text:p>
      <text:p text:style-name="P6"><text:span text:style-name="T13">for</text:span> (<text:span text:style-name="T13">int</text:span> o = <text:span text:style-name="T17">1</text:span>; o&lt;= wbox; o++)</text:p>
      <text:p text:style-name="P6">{</text:p>
      <text:p text:style-name="P5">                    <text:span text:style-name="T15">//</text:span><text:span text:style-name="T16">사용자의 위치와 </text:span><text:span text:style-name="T15">PUSHBOX</text:span><text:span text:style-name="T16">의 위치가 같을 때</text:span></text:p>
      <text:p text:style-name="P6"><text:soft-page-break/><text:span text:style-name="T13">if</text:span> ((obj[<text:span text:style-name="T17">0</text:span>].yPosition == obj[o].yPosition) &amp;&amp; (obj[<text:span text:style-name="T17">0</text:span>].xPosition == obj[o].xPosition))</text:p>
      <text:p text:style-name="P6">{</text:p>
      <text:p text:style-name="P5">                        <text:span text:style-name="T15">//PUSHBOX</text:span><text:span text:style-name="T16">가 오른쪽로 이동</text:span></text:p>
      <text:p text:style-name="P6">obj[o].xPosition += <text:span text:style-name="T17">1</text:span>;</text:p>
      <text:p text:style-name="P5">                        <text:span text:style-name="T15">//</text:span><text:span text:style-name="T16">골에 도착했는지 확인</text:span></text:p>
      <text:p text:style-name="P5">                        <text:span text:style-name="T9">Match(obj[o].xPosition, obj[o].yPosition, &amp;a, &amp;b, &amp;c, &amp;d, &amp;e, &amp;f);</text:span></text:p>
      <text:p text:style-name="P5">                        <text:span text:style-name="T15">//</text:span><text:span text:style-name="T16">박스가 이동할 때 </text:span><text:span text:style-name="T15">push </text:span><text:span text:style-name="T16">횟수 증가</text:span></text:p>
      <text:p text:style-name="P5">                        <text:span text:style-name="T9">push += </text:span><text:span text:style-name="T18">1</text:span><text:span text:style-name="T9">;</text:span></text:p>
      <text:p text:style-name="P5">                        <text:span text:style-name="T15">//push </text:span><text:span text:style-name="T16">횟수 출력</text:span></text:p>
      <text:p text:style-name="P5">                        <text:span text:style-name="T9">mvprintw(</text:span><text:span text:style-name="T18">2</text:span><text:span text:style-name="T9">,</text:span><text:span text:style-name="T18">15</text:span><text:span text:style-name="T9">,</text:span><text:span text:style-name="T20">"Push : %d"</text:span><text:span text:style-name="T9">, push);</text:span></text:p>
      <text:p text:style-name="P5">     <text:span text:style-name="T9">}</text:span></text:p>
      <text:p text:style-name="P5">                <text:span text:style-name="T9">}   </text:span></text:p>
      <text:p text:style-name="P6">}</text:p>
      <text:p text:style-name="P5">            <text:span text:style-name="T15">//</text:span><text:span text:style-name="T16">벽을 만나면 이동하지 않음</text:span></text:p>
      <text:p text:style-name="P6"><text:span text:style-name="T13">else</text:span> <text:span text:style-name="T13">if</text:span> (rg != <text:span text:style-name="T17">64</text:span>) obj[<text:span text:style-name="T17">0</text:span>].xPosition += <text:span text:style-name="T17">1</text:span>;</text:p>
      <text:p text:style-name="P6">}</text:p>
      <text:p text:style-name="P5">        <text:span text:style-name="T15">//success </text:span><text:span text:style-name="T16">메세지 출력</text:span></text:p>
      <text:p text:style-name="P5">     <text:span text:style-name="T9">SuccessMessage(a, b, c, d, e, f);</text:span></text:p>
      <text:p text:style-name="P5">        <text:span text:style-name="T14">break</text:span><text:span text:style-name="T9">;</text:span></text:p>
      <text:p text:style-name="P18"/>
      <text:p text:style-name="P6"><text:span text:style-name="T13">case</text:span> <text:span text:style-name="T19">'m'</text:span> :</text:p>
      <text:p text:style-name="P6"><text:span text:style-name="T13">case</text:span> <text:span text:style-name="T19">'M'</text:span> :</text:p>
      <text:p text:style-name="P5">        <text:span text:style-name="T15">//</text:span><text:span text:style-name="T16">다음 맵으로 넘어감</text:span></text:p>
      <text:p text:style-name="P5">        <text:span text:style-name="T9">lev=lev%</text:span><text:span text:style-name="T18">5</text:span><text:span text:style-name="T9"> +</text:span><text:span text:style-name="T18">1</text:span><text:span text:style-name="T9">;</text:span></text:p>
      <text:p text:style-name="P6">Level(lev);</text:p>
      <text:p text:style-name="P5">        <text:span text:style-name="T15">//</text:span><text:span text:style-name="T16">초기화</text:span></text:p>
      <text:p text:style-name="P5">        <text:span text:style-name="T9">restart=TRUE;</text:span></text:p>
      <text:p text:style-name="P5">        <text:span text:style-name="T9">step = </text:span><text:span text:style-name="T18">0</text:span><text:span text:style-name="T9">;</text:span></text:p>
      <text:p text:style-name="P5">        <text:span text:style-name="T9">push = </text:span><text:span text:style-name="T18">0</text:span><text:span text:style-name="T9">;</text:span></text:p>
      <text:p text:style-name="P5">        <text:span text:style-name="T9">a = </text:span><text:span text:style-name="T18">0</text:span><text:span text:style-name="T9">;</text:span></text:p>
      <text:p text:style-name="P5">        <text:span text:style-name="T9">b = </text:span><text:span text:style-name="T18">0</text:span><text:span text:style-name="T9">;</text:span></text:p>
      <text:p text:style-name="P5">        <text:span text:style-name="T9">c = </text:span><text:span text:style-name="T18">0</text:span><text:span text:style-name="T9">;</text:span></text:p>
      <text:p text:style-name="P5">        <text:span text:style-name="T9">d = </text:span><text:span text:style-name="T18">0</text:span><text:span text:style-name="T9">;</text:span></text:p>
      <text:p text:style-name="P5">        <text:span text:style-name="T9">e = </text:span><text:span text:style-name="T18">0</text:span><text:span text:style-name="T9">;</text:span></text:p>
      <text:p text:style-name="P5">        <text:span text:style-name="T9">f = </text:span><text:span text:style-name="T18">0</text:span><text:span text:style-name="T9">;</text:span></text:p>
      <text:p text:style-name="P6"><text:span text:style-name="T13">break</text:span>;</text:p>
      <text:p text:style-name="P6"><text:span text:style-name="T13">case</text:span> <text:span text:style-name="T19">'r'</text:span> :</text:p>
      <text:p text:style-name="P6"><text:span text:style-name="T13">case</text:span> <text:span text:style-name="T19">'R'</text:span> :</text:p>
      <text:p text:style-name="P5">        <text:span text:style-name="T15">//restart </text:span><text:span text:style-name="T16">할 때 초기화</text:span></text:p>
      <text:p text:style-name="P5"><text:span text:style-name="T9"><text:s text:c="8"/>restart=TRUE;</text:span></text:p>
      <text:p text:style-name="P5">        <text:span text:style-name="T9">step = </text:span><text:span text:style-name="T18">0</text:span><text:span text:style-name="T9">;</text:span></text:p>
      <text:p text:style-name="P5">        <text:span text:style-name="T9">push = </text:span><text:span text:style-name="T18">0</text:span><text:span text:style-name="T9">;</text:span></text:p>
      <text:p text:style-name="P5">        <text:span text:style-name="T9">a = </text:span><text:span text:style-name="T18">0</text:span><text:span text:style-name="T9">;</text:span></text:p>
      <text:p text:style-name="P5">        <text:span text:style-name="T9">b = </text:span><text:span text:style-name="T18">0</text:span><text:span text:style-name="T9">;</text:span></text:p>
      <text:p text:style-name="P5">        <text:span text:style-name="T9">c = </text:span><text:span text:style-name="T18">0</text:span><text:span text:style-name="T9">;</text:span></text:p>
      <text:p text:style-name="P5">        <text:span text:style-name="T9">d = </text:span><text:span text:style-name="T18">0</text:span><text:span text:style-name="T9">;</text:span></text:p>
      <text:p text:style-name="P5">        <text:span text:style-name="T9">e = </text:span><text:span text:style-name="T18">0</text:span><text:span text:style-name="T9">;</text:span></text:p>
      <text:p text:style-name="P5">        <text:span text:style-name="T9">f = </text:span><text:span text:style-name="T18">0</text:span><text:span text:style-name="T9">;</text:span></text:p>
      <text:p text:style-name="P22"><text:span text:style-name="T9">        Level(lev);</text:span></text:p>
      <text:p text:style-name="P6"><text:span text:style-name="T13">break</text:span>;</text:p>
      <text:p text:style-name="P5"><text:soft-page-break/>        <text:span text:style-name="T14">default</text:span><text:span text:style-name="T9">:</text:span></text:p>
      <text:p text:style-name="P6"><text:span text:style-name="T13">break</text:span>;</text:p>
      <text:p text:style-name="P6">}</text:p>
      <text:p text:style-name="P5">    <text:span text:style-name="T15">//restart</text:span><text:span text:style-name="T16">가 아닐 때</text:span></text:p>
      <text:p text:style-name="P6"><text:span text:style-name="T13">if</text:span>(!restart)</text:p>
      <text:p text:style-name="P6">{</text:p>
      <text:p text:style-name="P6"><text:span text:style-name="T13">for</text:span>(<text:span text:style-name="T13">int</text:span> o=<text:span text:style-name="T17">0</text:span>;o&lt;=wbox;o++)</text:p>
      <text:p text:style-name="P6">{</text:p>
      <text:p text:style-name="P5"><text:span text:style-name="T9">obj[o].ozn = mvinch(obj[o].yPosition,obj[o].xPosition); </text:span><text:span text:style-name="T15">//</text:span><text:span text:style-name="T16">사용자의 위치</text:span></text:p>
      <text:p text:style-name="P5"><text:span text:style-name="T9">mvaddch(obj[o].yPosition,obj[o].xPosition,obj[o].zn | ((o==</text:span><text:span text:style-name="T18">0</text:span><text:span text:style-name="T9">) ? COLOR_PAIR(</text:span><text:span text:style-name="T18">3</text:span><text:span text:style-name="T9">) : COLOR_PAIR(</text:span><text:span text:style-name="T18">5</text:span><text:span text:style-name="T9">))); </text:span><text:span text:style-name="T15">//x</text:span><text:span text:style-name="T16">좌표와 </text:span><text:span text:style-name="T15">y</text:span><text:span text:style-name="T16">좌표에 </text:span><text:span text:style-name="T15">'P' </text:span><text:span text:style-name="T16">출력</text:span></text:p>
      <text:p text:style-name="P6">}</text:p>
      <text:p text:style-name="P5"><text:span text:style-name="T9">move(obj[</text:span><text:span text:style-name="T18">0</text:span><text:span text:style-name="T9">].yPosition,obj[</text:span><text:span text:style-name="T18">0</text:span><text:span text:style-name="T9">].xPosition); </text:span><text:span text:style-name="T15">//x</text:span><text:span text:style-name="T16">좌표</text:span><text:span text:style-name="T15">, y</text:span><text:span text:style-name="T16">좌표로 커서 이동</text:span></text:p>
      <text:p text:style-name="P6">}</text:p>
      <text:p text:style-name="P6"><text:span text:style-name="T13">else</text:span> { restart = <text:span text:style-name="T13">false</text:span>; }</text:p>
      <text:p text:style-name="P6">}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Consolas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3:32:13.550483280</meta:creation-date>
    <dc:date>2019-06-16T02:42:06.769513548</dc:date>
    <meta:editing-duration>PT13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9" meta:paragraph-count="372" meta:word-count="3056" meta:character-count="10759" meta:non-whitespace-character-count="7088"/>
  </office:meta>
</office:document-meta>
</file>